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paragraph-rsid="0020268e"/>
    </style:style>
    <style:style style:name="P2" style:family="paragraph" style:parent-style-name="Standard">
      <style:paragraph-properties fo:text-align="justify" style:justify-single-word="false"/>
      <style:text-properties style:font-name="Arial" officeooo:paragraph-rsid="0020268e"/>
    </style:style>
    <style:style style:name="P3" style:family="paragraph" style:parent-style-name="Standard">
      <style:paragraph-properties fo:text-align="justify" style:justify-single-word="false"/>
      <style:text-properties style:font-name="Arial" officeooo:paragraph-rsid="0020268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0419" style:font-weight-asian="bold" style:font-weight-complex="bold"/>
    </style:style>
    <style:style style:name="T3" style:family="text">
      <style:text-properties officeooo:rsid="0020268e"/>
    </style:style>
    <style:style style:name="T4" style:family="text">
      <style:text-properties officeooo:rsid="00210a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UADERNO </text:span><text:span text:style-name="T2">DE BITÁCORA</text:span><text:line-break/><text:span text:style-name="T1">------------------------------------------------------------------------------------------------------------------------</text:span><text:line-break/></text:p>
      <text:p text:style-name="P2"><text:span text:style-name="T1">04-12-2019:</text:span> Planteamiento inicial de ideas, cada uno propone diferentes supuestos sobre los cuales realizar la base de datos. Se discute cual se va a elegir y las razones <text:span text:style-name="T3">detrás</text:span> de la <text:span text:style-name="T3">decisión.</text:span> Posterior al filtro permanecen las siguientes ideas: Escuela y Reinos de Thalesia.<text:line-break/></text:p>
      <text:p text:style-name="P2"><text:span text:style-name="T1">09-12-2019:</text:span> Inicialmente se decide continuar con la idea Reinos de Thaleisa. Se vuelve al diagrama inicial que se planteo para este concepto y se empieza a especificar y discutir de una forma mas acorde a la <text:span text:style-name="T3">situación</text:span> real del concepto. Mario, experto en este tema al ser jugador de dicho juego, aporta una gran cantidad de ideas e <text:span text:style-name="T3">información</text:span> que se debate. Finalmente se inicia a escribir el documento que explicara el mundo real.<text:line-break/></text:p>
      <text:p text:style-name="P2"><text:span text:style-name="T1">10-12-2019:</text:span> Continua el desarrollo de los supuestos, se comentan y discuten diferentes formas de plantear la base de datos y se van resolviendo conjuntamente los diferentes <text:span text:style-name="T3">obstáculos</text:span> dadas las <text:span text:style-name="T3">características</text:span> de la base de datos.<text:line-break/></text:p>
      <text:p text:style-name="P2"><text:span text:style-name="T1">11-12-2019:</text:span> Sigue el desarrollo de los supuestos, a la vez se trabaja con un boceto de diagrama E-R para facilitar el trabajo. Mario continua aportando conceptos y curiosidades de "Reinos de Thalesia" a representar en la base de datos.<text:line-break/></text:p>
      <text:p text:style-name="P2"><text:span text:style-name="T1">13-12-2019:</text:span> <text:span text:style-name="T3">Después</text:span> de un pequeño avance en casa, se terminan y aclaran los <text:span text:style-name="T4">últimos</text:span> supuestos del planteamiento. Acorde al nuevo planteamiento de algunas entidades/<text:span text:style-name="T3">vínculos</text:span> se reorganiza el boceto E-R para representar la realidad actual.<text:line-break/></text:p>
      <text:p text:style-name="P2"><text:span text:style-name="T1">14-12-2019:</text:span> Se avanza en casa diseñando, creando y terminando el diagrama E-R con la herramienta DIA para una mejor <text:span text:style-name="T3">representación</text:span> en digital a la vez que otro compañero se encarga de pasar los supuestos a un formato m<text:span text:style-name="T4">ás</text:span> "aceptable" (Plaintext -&gt; Word). Se realiza un avance inicial en el paso de modelo E-R a relacional.</text:p>
      <text:p text:style-name="P2"/>
      <text:p text:style-name="P2"><text:span text:style-name="T1">16-12-2019:</text:span> Se repasan los dos diagramas (Relacional + E-R), se realizan algunas modificaciones y se comenta con el profesor algunas dudas surgidas durante el desarrollo de los diagrama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16T06:22:18.676000000</meta:creation-date>
    <dc:date>2019-12-17T10:39:15.852000000</dc:date>
    <meta:editing-duration>PT5M20S</meta:editing-duration>
    <meta:editing-cycles>5</meta:editing-cycles>
    <meta:generator>LibreOffice/6.3.3.2$Windows_X86_64 LibreOffice_project/a64200df03143b798afd1ec74a12ab50359878ed</meta:generator>
    <meta:document-statistic meta:table-count="0" meta:image-count="0" meta:object-count="0" meta:page-count="1" meta:paragraph-count="8" meta:word-count="313" meta:character-count="2065" meta:non-whitespace-character-count="1754"/>
  </office:meta>
</office:document-meta>
</file>